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0f37" officeooo:paragraph-rsid="00010f37"/>
    </style:style>
    <style:style style:name="P2" style:family="paragraph" style:parent-style-name="Text_20_body">
      <style:text-properties officeooo:rsid="00010f37" officeooo:paragraph-rsid="00010f37"/>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nvert me to pdf for healthcheck</text:h>
      <text:p text:style-name="P1"/>
      <text:p text:style-name="P2"><text:span text:style-name="T1">Lorem ipsum dolor sit amet, consectetur adipiscing elit, sed do eiusmod tempor incididunt ut labore</text:span> et dolore magna aliqua. Bibendum enim facilisis gravida neque convallis a cras. Elit at imperdiet dui accumsan sit amet. Convallis posuere morbi leo urna molestie at elementum eu <text:span text:style-name="T4">facilisis. Lectus quam id leo in vitae turpis. Dictum sit amet justo donec. Lectus urna duis convallis convallis tellus id interdum. Lectus proin nibh nisl condimentum id. Et tortor at risus viverra</text:span> adipiscing at in tellus. Vulputate eu scelerisque felis imperdiet proin fermentum leo vel. Urna condimentum mattis pellentesque id nibh tortor id. Pretium nibh ipsum consequat nisl vel.</text:p>
      <text:p text:style-name="Text_20_body">Ultricies integer quis auctor elit sed vulputate mi. Porta lorem mollis aliquam ut porttitor leo. Sed faucibus turpis in eu mi bibendum neque egestas. Ac orci phasellus egestas tellus rutrum tellus pellentesque eu. Donec et odio pellentesque diam volutpat commodo sed. Pretium <text:span text:style-name="T2">viverra suspendisse potenti nullam ac tortor. Sollicitudin nibh sit amet commodo nulla facilisi nullam. Sit amet luctus venenatis lectus magna fringilla urna porttitor rhoncus. Elementum pulvinar etiam non quam lacus. Neque sodales ut etiam sit amet. In egestas erat imperdiet sed euismod nisi porta lorem mollis. Viverra adipiscing at in tellus integer. Rutrum quisque non tellus orci. Faucibus</text:span> et molestie ac feugiat sed lectus vestibulum mattis. Ac turpis egestas integer eget aliquet. Mi proin sed libero enim sed faucibus turpis. Cursus risus at ultrices mi tempus imperdiet. Montes nascetur ridiculus mus mauris vitae ultricies leo. Molestie at elementum eu facilisis sed.</text:p>
      <text:p text:style-name="Text_20_body">Libero justo laoreet sit amet cursus sit amet dictum. Morbi enim nunc faucibus a pellentesque sit amet porttitor eget. Morbi quis commodo odio aenean. Posuere sollicitudin aliquam ultrices sagittis. <text:span text:style-name="T3">Interdum varius sit amet mattis vulputate. Vitae congue mauris rhoncus aenean vel elit scelerisque. Condimentum id venenatis a condimentum vitae. Eget arcu dictum varius duis at. Lobortis</text:span> elementum nibh tellus molestie nunc non. Blandit turpis cursus in hac habitasse platea. Etiam erat velit scelerisque in dictum non consectetur. Nibh mauris cursus mattis molestie a iaculis at erat. Nam libero justo laoreet sit amet cursus sit amet. Quam nulla porttitor massa id neque. Turpis in eu mi bibendum. Mauris sit amet massa vitae tortor. Diam maecenas ultricies mi eget mauris.</text:p>
      <text:p text:style-name="Text_20_body">Pharetra diam sit amet nisl suscipit adipiscing. Vestibulum mattis ullamcorper velit sed ullamcorper morbi tincidunt. Convallis tellus id interdum velit laoreet id donec ultrices <text:span text:style-name="T5">tincidunt. Quis commodo odio aenean sed adipiscing diam donec. Vulputate dignissim suspendisse in est ante. Eu non diam phasellus vestibulum lorem sed risus. Gravida dictum fusce ut placerat. In vitae turpis massa sed elementum tempus egestas sed sed. Porttitor rhoncus dolor purus non enim</text:span> praesent elementum facilisis leo. Sit amet dictum sit amet justo donec enim diam. Suspendisse in est ante in nibh. Dignissim diam quis enim lobortis scelerisque. Faucibus purus in massa tempor nec feugiat nisl pretium fus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3T13:25:05.549841383</meta:creation-date>
    <dc:date>2022-06-03T13:27:17.567734023</dc:date>
    <meta:editing-duration>PT2M13S</meta:editing-duration>
    <meta:editing-cycles>1</meta:editing-cycles>
    <meta:document-statistic meta:table-count="0" meta:image-count="0" meta:object-count="0" meta:page-count="1" meta:paragraph-count="5" meta:word-count="472" meta:character-count="3119" meta:non-whitespace-character-count="2652"/>
    <meta:generator>LibreOffice/7.3.3.2$Linux_X86_64 LibreOffice_project/30$Build-2</meta:generator>
  </office:meta>
</office:document-meta>
</file>